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CH Development Plan</text:span><text:tab/><text:tab/><text:tab/><text:tab/><text:tab/><text:tab/><text:tab/><text:tab/><text:tab/> <text:s text:c="6"/><text:span text:style-name="T1">20110916</text:span></text:p>
      <text:p text:style-name="P5">v1</text:p>
      <text:p text:style-name="P1"/>
      <text:p text:style-name="P1"/>
      <text:list xml:id="list1394471070" text:style-name="L3">
        <text:list-item>
          <text:p text:style-name="P4">Registration</text:p>
          <text:list>
            <text:list-item>
              <text:p text:style-name="P4">Via registration message from the bus</text:p>
            </text:list-item>
            <text:list-item>
              <text:p text:style-name="P4">Via manual user entry</text:p>
              <text:list>
                <text:list-item>
                  <text:p text:style-name="P4">filling out a mach register message and perhaps reading it in via the mach admin tool?</text:p>
                </text:list-item>
                <text:list-item>
                  <text:p text:style-name="P4">Manually filling in db?</text:p>
                </text:list-item>
              </text:list>
            </text:list-item>
            <text:list-item>
              <text:p text:style-name="P4">Basic, based on list of component names, and topics read in on start up</text:p>
            </text:list-item>
          </text:list>
        </text:list-item>
        <text:list-item>
          <text:p text:style-name="P4">appMgr integration</text:p>
        </text:list-item>
        <text:list-item>
          <text:p text:style-name="P4">DB4O as datasource</text:p>
        </text:list-item>
        <text:list-item>
          <text:p text:style-name="P4">Alerts</text:p>
          <text:list>
            <text:list-item>
              <text:p text:style-name="P4">Timing/parameters</text:p>
            </text:list-item>
            <text:list-item>
              <text:p text:style-name="P4">Adding new alerts</text:p>
              <text:list>
                <text:list-item>
                  <text:p text:style-name="P4">Register/Unregister</text:p>
                </text:list-item>
                <text:list-item>
                  <text:p text:style-name="P4">Startup/Shutdown of component</text:p>
                </text:list-item>
                <text:list-item>
                  <text:p text:style-name="P4">?</text:p>
                </text:list-item>
              </text:list>
            </text:list-item>
          </text:list>
        </text:list-item>
        <text:list-item>
          <text:p text:style-name="P4">Component drop-ins</text:p>
          <text:list>
            <text:list-item>
              <text:p text:style-name="P4">Camel Processor/Bean</text:p>
            </text:list-item>
            <text:list-item>
              <text:p text:style-name="P4">Spring configuration for routes</text:p>
            </text:list-item>
          </text:list>
        </text:list-item>
        <text:list-item>
          <text:p text:style-name="P4">Models and Diagrams</text:p>
          <text:p text:style-name="P4"/>
        </text:list-item>
      </text:list>
      <text:p text:style-name="P1"><text:tab/><text:tab/></text:p>
      <text:p text:style-name="P1"/>
      <text:p text:style-name="P5">1. Registration</text:p>
      <text:p text:style-name="P1">Finalize an initial method, and can leave room for other methods of registration as development continues and more components are mach-enabled. <text:s/>The most simple is a list mach can read in at start time, with the name of a component, and the topic they listen to. <text:s/>This won't necessarily allow for appMgr interaction, but at the least will allow for monitoring of their rabbitmq connection, and sending alerts. <text:s/>The second method is filling in a registration message, and having mach read in the file. <text:s/>It will be processed by the same code that would get it from the bus.</text:p>
      <text:p text:style-name="P1"/>
      <text:p text:style-name="P1">DUE: 23 Sep</text:p>
      <text:p text:style-name="P1"/>
      <text:p text:style-name="P1"/>
      <text:p text:style-name="P5">2. appMgr Integration</text:p>
      <text:p text:style-name="P1">Implement appMgr integration, a class that interacts with our appMgr shell scripts. <text:s/>Whether we want this for this milestone is up in the air. <text:s/>There could be a mechanism where if the component truly stops receiving its feed for some amount of time, mach would restart it via appMgr. <text:s/>Further, the restarting of components could also be exposed via JMX, so we could restart components with the mach-admin tool, which would allow us to tell mach to stop/start via appMgr from the command line. <text:s/>But at that point, why not just run the appMgr scripts. <text:s/>Soon we'll want to decide soon what we want to include.</text:p>
      <text:p text:style-name="P1"/>
      <text:p text:style-name="P1">DUE: TBD</text:p>
      <text:p text:style-name="P1"/>
      <text:p text:style-name="P1"/>
      <text:p text:style-name="P5">3. DB4O</text:p>
      <text:p text:style-name="P1"><text:soft-page-break/>Finish implementing the DB4O manager class, which will handle CRUD operations, mostly dealing with storing NodeComponent objects, which will be the back-end data source to the registry.</text:p>
      <text:p text:style-name="P1"/>
      <text:p text:style-name="P1">DUE: <text:s/>~ 30 Sep</text:p>
      <text:p text:style-name="P1"/>
      <text:p text:style-name="P1"/>
      <text:p text:style-name="P5">4. Alerts</text:p>
      <text:p text:style-name="P1">Some kinks need worked out with the timing of sending alerts, and allowing for some overlap to stop false positives from occurring. <text:s/>This may be as simple as lengthening the threshold the system is currently using.</text:p>
      <text:p text:style-name="P1"/>
      <text:p text:style-name="P1">DUE: ~ 17 OCT (will be done and tested and tweaked from now through the 17th)</text:p>
      <text:p text:style-name="P1"/>
      <text:p text:style-name="P1"/>
      <text:p text:style-name="P5">5. Component Drop-ins</text:p>
      <text:p text:style-name="P1">Implement a component drop-in. Currently this is happening in-line in the route, which is hard-coded. <text:s/>But the plan is to move the components over to spring, so we can dynamically define routes in XML, which can include going into a MACH processor. <text:s/>This is depends on the components that are to be mach-enabled being outfitted with the new spring configuration method.</text:p>
      <text:p text:style-name="P1"/>
      <text:p text:style-name="P1">DUE: TBD</text:p>
      <text:p text:style-name="P1"/>
      <text:p text:style-name="P1"/>
      <text:p text:style-name="P5">6. Models and Diagrams</text:p>
      <text:p text:style-name="P1">Use MagicDraw to generate models, etc.</text:p>
      <text:p text:style-name="P1"/>
      <text:p text:style-name="P1">DUE: 23 Se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ullen </meta:initial-creator>
    <meta:creation-date>2011-09-16T12:21:58</meta:creation-date>
    <dc:date>2011-09-16T15:30:07</dc:date>
    <dc:creator>jpullen </dc:creator>
    <meta:editing-duration>PT3H5M15S</meta:editing-duration>
    <meta:editing-cycles>11</meta:editing-cycles>
    <meta:generator>LibreOffice/3.3$Unix LibreOffice_project/330m19$Build-301</meta:generator>
    <meta:document-statistic meta:table-count="0" meta:image-count="0" meta:object-count="0" meta:page-count="2" meta:paragraph-count="39" meta:word-count="475" meta:character-count="2750"/>
  </office:meta>
</office:document-meta>
</file>